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ocą Swą obdarz nas</text:span><text:span text:style-name="T1"><text:line-break/></text:span><text:span text:style-name="T1">Duchu Święty przyjdź</text:span><text:span text:style-name="T1"><text:line-break/></text:span><text:span text:style-name="T1">Światło prawdy w nas wlej,</text:span><text:span text:style-name="T1"><text:line-break/></text:span><text:span text:style-name="T1">miłości tchnienie daj</text:span><text:span text:style-name="T1"><text:line-break/></text:span><text:span text:style-name="T1">Przybądź do naszych serc</text:span><text:span text:style-name="T1"><text:line-break/></text:span><text:span text:style-name="T1">i wypełnij je</text:span><text:span text:style-name="T1"><text:line-break/></text:span><text:span text:style-name="T1">Uświęć nasz każdy dzień,</text:span><text:span text:style-name="T1"><text:line-break/></text:span><text:span text:style-name="T1">Tyś naszym Bogi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steś naszym światłem,</text:span><text:span text:style-name="T1"><text:line-break/></text:span><text:span text:style-name="T1">otwierasz oczy me</text:span><text:span text:style-name="T1"><text:line-break/></text:span><text:span text:style-name="T1">Tyś wyzwolicielem</text:span><text:span text:style-name="T1"><text:line-break/></text:span><text:span text:style-name="T1">co zrywa więzy zła</text:span><text:span text:style-name="T1"><text:line-break/></text:span><text:span text:style-name="T1">Tyś Pocieszycielem</text:span><text:span text:style-name="T1"><text:line-break/></text:span><text:span text:style-name="T1">ocierasz bólu łzę</text:span><text:span text:style-name="T1"><text:line-break/></text:span><text:span text:style-name="T1">Dajesz moc wytrwania</text:span><text:span text:style-name="T1"><text:line-break/></text:span><text:span text:style-name="T1">i dar wierności Tw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11:37</meta:creation-date>
    <dc:creator>Roman Trzciński</dc:creator>
    <dc:date>2009-02-06T18:56:16</dc:date>
    <dc:language>pl-PL</dc:language>
    <meta:editing-cycles>7</meta:editing-cycles>
    <meta:editing-duration>PT9M2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